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30.12.2021 13:54: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65599443498489655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124220807866685916" text:style-name="L2">
        <text:list-item>
          <text:p text:style-name="P49">Version 2.1.2 :</text:p>
        </text:list-item>
      </text:list>
      <text:list xml:id="list8981506596884814049" text:style-name="L3">
        <text:list-item>
          <text:list>
            <text:list-item>
              <text:p text:style-name="P50">Localized help : resolved non-functional hyperlink due to API incompatibility introduced by Apache OpenOffice 4.1 (and LibreOffice 4.0).</text:p>
            </text:list-item>
          </text:list>
        </text:list-item>
      </text:list>
      <text:list xml:id="list33782670" text:continue-list="list5124220807866685916" text:style-name="L2">
        <text:list-item>
          <text:p text:style-name="P49">Version 2.1.1 :</text:p>
        </text:list-item>
      </text:list>
      <text:list xml:id="list5562820922673134968"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3784815" text:continue-list="list33782670" text:style-name="L2">
        <text:list-item>
          <text:p text:style-name="P49">Version 2.1.0 :</text:p>
        </text:list-item>
      </text:list>
      <text:list xml:id="list2440036958665607261"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3760993" text:continue-list="list33784815" text:style-name="L2">
        <text:list-item>
          <text:p text:style-name="P49">Version 2.0.0 :</text:p>
        </text:list-item>
      </text:list>
      <text:list xml:id="list1466691430669760222"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3784066" text:continue-list="list33760993" text:style-name="L2">
        <text:list-item>
          <text:p text:style-name="P49">Version 1.5.3 :</text:p>
        </text:list-item>
      </text:list>
      <text:list xml:id="list320912216397988146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819465984868832561"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5901301638316217"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430679933550602594"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426326748826044398"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59869136152371965"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409596548119196734"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4049748608234135594"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991904701650622118"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026839423660096333"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147368464434627568" text:style-name="L17">
        <text:list-item>
          <text:p text:style-name="P64">Arg1 : <text:span text:style-name="InstructionMacro">String</text:span> : mandatory, type of control used for the button</text:p>
        </text:list-item>
      </text:list>
      <text:list xml:id="list5639365763257402343"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855601554636512222"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14767345429704485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21370064807379420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478931422754034010"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235918890043892070"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4511646305955934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45643131367403276"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675734369456087785"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060880831481720990"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869037416562721655"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904210513475907548"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783626468988010806"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223661007589121688"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775368414399783837"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51827581314415599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17849847872172479"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yWriter project import and export with Python.<text:line-break/></text:span><text:soft-page-break/><text:span text:style-name="T21">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span></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2302916371601858476"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57501558367641061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2177446813095984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41227325900999564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78491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43316355940636278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14365520816419912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51493397093370946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9</dc:date>
     <text:p>internal</text:p>
     <text:p>Page2</text:p>
     <text:p/>
    </office:annotation>Paragraph styles</text:p>
      <text:p text:style-name="P28"><office:annotation>
     <dc:creator>BM</dc:creator>
     <dc:date>2008-03-13T00:00:00.89</dc:date>
     <text:p>internal</text:p>
     <text:p>Page7</text:p>
     <text:p/>
    </office:annotation>Hyperlinks</text:p>
      <text:p text:style-name="hlp_5f_paragraph"><text:span text:style-name="T14"><office:annotation>
      <dc:creator>BM</dc:creator>
      <dc:date>2008-03-13T00:00:00.89</dc:date>
      <text:p>internal</text:p>
      <text:p>Page3</text:p>
      <text:p/>
     </office:annotation></text:span><text:span text:style-name="T14">Text formatting</text:span></text:p>
      <text:p text:style-name="P28"><office:annotation>
     <dc:creator>BM</dc:creator>
     <dc:date>2008-03-26T00:00:00.8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0</dc:date>
     <text:p>external</text:p>
     <text:p>text/swriter/main0210.xhp</text:p>
     <text:p/>
    </office:annotation><text:span text:style-name="T14">Preview topic</text:span> </text:p>
      <text:p text:style-name="hlp_5f_paragraph">This hyperlink displays <text:s/><office:annotation>
     <dc:creator>BM</dc:creator>
     <dc:date>2008-03-15T00:00:00.9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781427" text:continue-list="list857501558367641061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774010" text:continue-list="list3378491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1</dc:date>
     <text:p text:style-name="P86"><text:span text:style-name="T24">image</text:span></text:p>
     <text:p text:style-name="P86"><text:span text:style-name="T24">Images/Help/dontfeedtrolls.gif</text:span></text:p>
     <text:p text:style-name="P86"><text:span text:style-name="T24">icon</text:span></text:p>
     <text:p text:style-name="P86"><text:span text:style-name="T24"/></text:p>
    </office:annotation> within a text.</text:p>
      <text:p text:style-name="hlp_5f_paragraph"><text:line-break/><text:line-break/>Now a bigger image in a blank line.</text:p>
      <text:p text:style-name="hlp_5f_paragraph"><office:annotation>
     <dc:creator>Bernard Marcelly</dc:creator>
     <dc:date>2009-01-24T10:50:50.92</dc:date>
     <text:p text:style-name="P86"><text:span text:style-name="T24">image</text:span></text:p>
     <text:p text:style-name="P86"><text:span text:style-name="T24">Images/Help/sailingShip.wmf</text:span></text:p>
     <text:p text:style-name="P86"><text:span text:style-name="T24">Old sailing ship</text:span></text:p>
     <text:p text:style-name="P86"><text:span text:style-name="T24"/></text:p>
    </office:annotation></text:p>
      <text:p text:style-name="hlp_5f_paragraph"/>
      <text:p text:style-name="hlp_5f_paragraph"><text:line-break/><text:line-break/>Finally an image<office:annotation>
     <dc:creator>Bernard Marcelly</dc:creator>
     <dc:date>2009-01-24T20:53:22.92</dc:date>
     <text:p text:style-name="P86"><text:span text:style-name="T24">imageOOo</text:span></text:p>
     <text:p text:style-name="P86"><text:span text:style-name="T24">sd/res/get1obj.png</text:span></text:p>
    </office:annotation> from OpenOffice resources</text:p>
      <text:p text:style-name="hlp_5f_page">Page10 : Creating the Help tree</text:p>
      <text:list xml:id="list33765520" text:continue-list="list3378142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3759686" text:continue-list="list33774010"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3766581"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378001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53" meta:character-count="8523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Basic", "pywoo", "ChScDelim", "to_blank_lines")
			endCommand
   	     
      	endMergeItems      
      
    endMergeInstruction

  endOfficeMenuBarMerging



  beginAddonMenu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addSeparator

		beginCommand
            beginTitles
		 	    setTitle("Replace scene dividers with blank lines", "en")
		        setTitle("Szenentrenner durch Leerzeilen ersetzen", "de")
            endTitles
    			setURL("Basic", "pywoo", "ChScDelim", "to_blank_line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